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ource Sans Pro" svg:font-family="'Source Sans Pro', sans-serif, Ari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Comic Sans MS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Comic Sans MS" fo:font-size="11pt" style:font-size-asian="11pt" style:font-size-complex="11pt"/>
    </style:style>
    <style:style style:name="P3" style:family="paragraph" style:parent-style-name="Standard">
      <style:text-properties style:use-window-font-color="true" style:font-name="Comic Sans MS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 6 décembre 2018</text:p>
      <text:p text:style-name="P3">Objet : plateforme scolnet</text:p>
      <text:p text:style-name="P1"/>
      <text:p text:style-name="P1">Chers parents, </text:p>
      <text:p text:style-name="P1"/>
      <text:p text:style-name="P2">A partir de maintenant, vous pourrez retrouver les informations relatives à l'école et à la classe sur <text:span text:style-name="T2">SCOLNET</text:span>. Ainsi vous pourrez suivre<text:span text:style-name="T1"> l’actualité de l'école élémentaire et récupérer le contenu numérique mis à votre disposition.</text:span> Pour ce faire, il vous suffit de nous donner vos adresses mails. Vous recevrez par la suite une invitation avec un code d'accès.</text:p>
      <text:p text:style-name="P2"/>
      <text:p text:style-name="P1">Merci de votre participation. </text:p>
      <text:p text:style-name="P1"/>
      <text:p text:style-name="P1">Cordialement</text:p>
      <text:p text:style-name="P1"/>
      <text:p text:style-name="P1">Les enseignantes</text:p>
      <text:p text:style-name="P1">…...........................................................................................................................................................................................................</text:p>
      <text:p text:style-name="P1"><text:span text:style-name="T3">Mère de l'enfant :</text:span> <text:s text:c="67"/><text:span text:style-name="T3">Père de l'enfant :</text:span> </text:p>
      <text:p text:style-name="P1">Nom  : <text:s text:c="30"/>Prénom : <text:s text:c="41"/>Nom : <text:s text:c="31"/>Prénom : </text:p>
      <text:p text:style-name="P1"/>
      <text:p text:style-name="P1">Adresse mail : <text:s text:c="74"/>Adresse mail : </text:p>
      <text:p text:style-name="P1"/>
      <text:p text:style-name="P1"/>
      <text:p text:style-name="P3">Le 6 décembre 2018</text:p>
      <text:p text:style-name="P3">Objet : plateforme scolnet</text:p>
      <text:p text:style-name="P1"/>
      <text:p text:style-name="P1">Chers parents, </text:p>
      <text:p text:style-name="P1"/>
      <text:p text:style-name="P2">A partir de maintenant, vous pourrez retrouver les informations relatives à l'école et à la classe sur <text:span text:style-name="T2">SCOLNET</text:span>. Ainsi vous pourrez suivre<text:span text:style-name="T1"> l’actualité de l'école élémentaire et récupérer le contenu numérique mis à votre disposition.</text:span> Pour ce faire, il vous suffit de nous donner vos adresses mails. Vous recevrez par la suite une invitation avec un code d'accès.</text:p>
      <text:p text:style-name="P2"/>
      <text:p text:style-name="P1">Merci de votre participation. </text:p>
      <text:p text:style-name="P1"/>
      <text:p text:style-name="P1">Cordialement</text:p>
      <text:p text:style-name="P1"/>
      <text:p text:style-name="P1">Les enseignantes</text:p>
      <text:p text:style-name="P1">…...........................................................................................................................................................................................................</text:p>
      <text:p text:style-name="P1"><text:span text:style-name="T3">Mère de l'enfant :</text:span> <text:s text:c="67"/><text:span text:style-name="T3">Père de l'enfant :</text:span> </text:p>
      <text:p text:style-name="P1">Nom  : <text:s text:c="30"/>Prénom : <text:s text:c="41"/>Nom : <text:s text:c="31"/>Prénom : </text:p>
      <text:p text:style-name="P1"/>
      <text:p text:style-name="P1">Adresse mail : <text:s text:c="74"/>Adresse mail :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ource Sans Pro" svg:font-family="'Source Sans Pro', sans-serif, Ari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96cm" fo:margin-bottom="1.984cm" fo:margin-left="0.397cm" fo:margin-right="0.67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brina Agnellini</meta:initial-creator>
    <meta:creation-date>2018-12-05T14:38:07.09</meta:creation-date>
    <dc:date>2018-12-05T15:27:29.79</dc:date>
    <dc:creator>Sabrina Agnellini</dc:creator>
    <meta:editing-duration>PT34M12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22" meta:word-count="198" meta:character-count="2046"/>
  </office:meta>
</office:document-meta>
</file>